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93" style:parent-style-name="Graphics">
      <style:graphic-properties draw:fill="none" draw:stroke="none"/>
    </style:style>
    <style:style style:family="graphic" style:name="a394" style:parent-style-name="Graphics">
      <style:graphic-properties draw:fill="none" fo:clip="rect(0in 0in 6.72907in 9.1212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7.22242in 0in 0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 SemiBold" style:font-family-complex="Open Sans SemiBold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draw:style-name="a381" draw:name="Image 3" svg:x="0in" svg:y="7.23936in" svg:width="10in" svg:height="0.27758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88" draw:name="ZoneTexte 4" svg:x="0in" svg:y="7.23936in" svg:width="4.89519in" svg:height="0.58062in">
          <draw:text-box>
            <text:p text:style-name="a385" text:class-names="" text:cond-style-name=""><text:span text:style-name="a382" text:class-names="">MODÈLE DE DOCUMENT<text:s text:c="1"/></text:span><text:span text:style-name="a383" text:class-names="">• <text:s text:c="1"/>COMMUNICATION</text:span><text:span text:style-name="a384" text:class-names=""/></text:p>
            <text:p text:style-name="a387" text:class-names="" text:cond-style-name=""><text:span text:style-name="a386" text:class-names=""> </text:span></text:p>
          </draw:text-box>
          <svg:title/>
          <svg:desc/>
        </draw:frame>
        <draw:frame draw:id="id65" draw:style-name="a392" draw:name="ZoneTexte 5" svg:x="5.10481in" svg:y="7.23936in" svg:width="4.89519in" svg:height="0.27769in">
          <draw:text-box>
            <text:p text:style-name="a391" text:class-names="" text:cond-style-name=""><text:span text:style-name="a389" text:class-names="">PERSONNE</text:span><text:span text:style-name="a390" text:class-names=""/></text:p>
          </draw:text-box>
          <svg:title/>
          <svg:desc/>
        </draw:frame>
        <draw:frame draw:id="id66" draw:style-name="a393" draw:name="Picture 1" svg:x="0.01515in" svg:y="0.14926in" svg:width="9.69697in" svg:height="7.09011in" style:rel-width="scale" style:rel-height="scale">
          <draw:image xlink:href="media/image2.jpg" xlink:type="simple" xlink:show="embed" xlink:actuate="onLoad"/>
          <svg:title/>
          <svg:desc/>
        </draw:frame>
        <draw:frame draw:id="id67" draw:style-name="a394" draw:name="Image 7" svg:x="9.33333in" svg:y="-0.07398in" svg:width="0.87879in" svg:height="0.77094in" style:rel-width="scale" style:rel-height="scale">
          <draw:image xlink:href="media/image1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re et contenu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-tête de sectio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eux contenu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re seu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V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u avec légende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 avec légende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re et texte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itre vertical et texte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gradient" draw:fill-gradient-name="a395" draw:stroke="solid" svg:stroke-width="0.01042in" svg:stroke-color="#4a7ebb" svg:stroke-opacity="100%" draw:shadow="visible" draw:shadow-offset-x="0in" draw:shadow-offset-y="0.02515in" draw:shadow-color="#000000" draw:shadow-opacity="35%"/>
    </style:default-style>
    <draw:gradient draw:name="a395" draw:style="linear" draw:angle="1800" draw:start-color="#3f80cd" draw:end-color="#9bc1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z et modifiez le titre</text:span><text:span text:style-name="a2" text:class-names=""/></text:p>
        </draw:text-box>
        <svg:title/>
        <svg:desc/>
      </draw:frame>
      <draw:frame draw:id="id1" presentation:style-name="a21" draw:name="Espace réservé du texte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5/07/2017</text:date></text:span><text:span text:style-name="a24" text:class-names=""/></text:p>
        </draw:text-box>
        <svg:title/>
        <svg:desc/>
      </draw:frame>
      <draw:frame draw:id="id3" presentation:style-name="a29" draw:name="Espace réservé du pied de page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z et modifiez le titre</text:span><text:span text:style-name="a36" text:class-names=""/></text:p>
        </draw:text-box>
        <svg:title/>
        <svg:desc/>
      </draw:frame>
      <draw:frame draw:id="id6" presentation:style-name="a42" draw:name="Sous-titr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z pour modifier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5/07/2017</text:date></text:span><text:span text:style-name="a45" text:class-names=""/></text:p>
        </draw:text-box>
        <svg:title/>
        <svg:desc/>
      </draw:frame>
      <draw:frame draw:id="id8" presentation:style-name="a50" draw:name="Espace réservé du pied de page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z et modifiez le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5/07/2017</text:date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En-tête-de-section" style:page-layout-name="pageLayout1" draw:style-name="a89">
      <draw:frame draw:id="id15" presentation:style-name="a93" draw:name="Titr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z et modifiez le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5/07/2017</text:date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z et modifiez le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5/07/2017</text:date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z et modifiez le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5/07/2017</text:date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z et modifiez le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5/07/2017</text:date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5/07/2017</text:date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z et modifiez le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5/07/2017</text:date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z et modifiez le titre</text:span><text:span text:style-name="a290" text:class-names=""/></text:p>
        </draw:text-box>
        <svg:title/>
        <svg:desc/>
      </draw:frame>
      <draw:frame draw:id="id48" presentation:style-name="a295" draw:name="Espace réservé pour une image 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5/07/2017</text:date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z et modifiez le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5/07/2017</text:date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z et modifiez le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5/07/2017</text:date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ésentation PowerPoint</dc:title>
    <meta:initial-creator>Elodie  Durand</meta:initial-creator>
    <dc:creator>MINEFI</dc:creator>
    <meta:creation-date>2017-07-25T15:26:17Z</meta:creation-date>
    <dc:date>2017-07-27T10:01:56Z</dc:date>
    <meta:editing-cycles>9</meta:editing-cycles>
    <meta:editing-duration>PT766S</meta:editing-duration>
    <meta:document-statistic meta:paragraph-count="3" meta:word-count="6"/>
  </office:meta>
</office:document-meta>
</file>